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2.8457in"/>
    </style:style>
    <style:style style:name="co7" style:family="table-column">
      <style:table-column-properties fo:break-before="auto" style:column-width="2.1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c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6" style:family="table-cell" style:parent-style-name="Default">
      <style:table-cell-properties fo:border-bottom="1.5pt solid #000000" fo:background-color="transparent" fo:border-left="none" fo:border-right="none" fo:border-top="1.5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transparent" fo:border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none" fo:border-left="1.5pt solid #000000" fo:border-right="0.74pt solid #000000" fo:border-top="none"/>
    </style:style>
    <style:style style:name="ce121" style:family="table-cell" style:parent-style-name="Default">
      <style:table-cell-properties fo:border-bottom="none" fo:border-left="1.5pt solid #000000" fo:border-right="1.5pt solid #000000" fo:border-top="none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1.5pt solid #000000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1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4</text:p>
          </table:table-cell>
          <table:covered-table-cell table:style-name="ce51"/>
          <table:covered-table-cell table:style-name="ce93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style-name="ce44"/>
          <table:covered-table-cell table:style-name="ce8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Firday, 12:15-14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office:value-type="string" calcext:value-type="string">
            <text:p>Thursday, 16:15-18:00, EL6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3"/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100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string" calcext:value-type="string">
            <text:p>11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ara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1.01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2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string" calcext:value-type="string">
            <text:p>18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8.01.24</text:p>
          </table:table-cell>
          <table:table-cell table:style-name="ce105" office:value-type="string" calcext:value-type="string">
            <text:p>Thursday</text:p>
          </table:table-cell>
          <table:table-cell table:style-name="ce115" office:value-type="string" calcext:value-type="string">
            <text:p>Statistical learn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9.01.24</text:p>
          </table:table-cell>
          <table:table-cell table:style-name="ce115" office:value-type="string" calcext:value-type="string">
            <text:p>Friday</text:p>
          </table:table-cell>
          <table:table-cell table:style-name="ce73" office:value-type="string" calcext:value-type="string">
            <text:p>Statistical learning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string" calcext:value-type="string">
            <text:p>25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string" calcext:value-type="string">
            <text:p>25.01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Linear regress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string" calcext:value-type="string">
            <text:p>26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Linear regression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string" calcext:value-type="string">
            <text:p>01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1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2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lassification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string" calcext:value-type="string">
            <text:p>08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8.02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Resampl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9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esampling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string" calcext:value-type="string">
            <text:p>15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Daesoo (Responsible)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5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6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1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string" calcext:value-type="string">
            <text:p>22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2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RecEx 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2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Model Selection, Regularization 2</text:p>
          </table:table-cell>
          <table:table-cell table:style-name="ce15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string" calcext:value-type="string">
            <text:p>29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9.02.24</text:p>
          </table:table-cell>
          <table:table-cell table:style-name="ce105" office:value-type="string" calcext:value-type="string">
            <text:p>Thursday</text:p>
          </table:table-cell>
          <table:table-cell table:style-name="ce115" office:value-type="string" calcext:value-type="string">
            <text:p>Moving Beyond Linearity RecEx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1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Off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string" calcext:value-type="string">
            <text:p>07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7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RecEx</text:p>
          </table:table-cell>
          <table:table-cell table:style-name="ce120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8.03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2 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string" calcext:value-type="string">
            <text:p>14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Tree-based methods 3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4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<text:s/>RecEx part 2</text:p>
          </table:table-cell>
          <table:table-cell table:style-name="ce121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5.03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4 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<text:s/></text:p>
          </table:table-cell>
          <table:table-cell table:style-name="ce77" office:value-type="string" calcext:value-type="string">
            <text:p>21.03.24</text:p>
          </table:table-cell>
          <table:table-cell table:style-name="ce73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1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Excursion week (no lecture)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6" table:number-rows-spanned="1">
            <text:p>Easter Break</text:p>
          </table:table-cell>
          <table:covered-table-cell table:style-name="ce65"/>
          <table:covered-table-cell table:style-name="ce103"/>
          <table:covered-table-cell table:number-columns-repeated="2" table:style-name="ce116"/>
          <table:covered-table-cell table:style-name="ce134"/>
          <table:table-cell table:number-columns-repeated="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string" calcext:value-type="string">
            <text:p>04.04.24</text:p>
          </table:table-cell>
          <table:table-cell table:style-name="ce73" office:value-type="string" calcext:value-type="string">
            <text:p>Thursday</text:p>
          </table:table-cell>
          <table:table-cell table:style-name="ce106" office:value-type="string" calcext:value-type="string">
            <text:p>Unsupervised learning 1</text:p>
          </table:table-cell>
          <table:table-cell table:style-name="ce124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4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Unsupervised learning RecEx</text:p>
          </table:table-cell>
          <table:table-cell table:style-name="ce124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5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Unsupervised learning 2 </text:p>
          </table:table-cell>
          <table:table-cell table:style-name="ce129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47"/>
          <table:table-cell table:style-name="ce77" office:value-type="string" calcext:value-type="string">
            <text:p>11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Sara &amp; Daesoo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77" office:value-type="string" calcext:value-type="string">
            <text:p>11.04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Sara &amp; Daesoo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12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49" office:value-type="string" calcext:value-type="string">
            <text:p>Module 11</text:p>
          </table:table-cell>
          <table:table-cell table:style-name="ce77" office:value-type="string" calcext:value-type="string">
            <text:p>18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Neural Networks 1</text:p>
          </table:table-cell>
          <table:table-cell table:style-name="ce126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18.04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Neural Networks RecEx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77" office:value-type="string" calcext:value-type="string">
            <text:p>19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Neural Networks 2 </text:p>
          </table:table-cell>
          <table:table-cell table:style-name="ce127"/>
          <table:table-cell table:number-columns-repeated="3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59" office:value-type="string" calcext:value-type="string">
            <text:p>Module 12</text:p>
          </table:table-cell>
          <table:table-cell table:style-name="ce77" office:value-type="string" calcext:value-type="string">
            <text:p>25.04.24</text:p>
          </table:table-cell>
          <table:table-cell table:style-name="ce73" office:value-type="string" calcext:value-type="string">
            <text:p>Thursday</text:p>
          </table:table-cell>
          <table:table-cell table:style-name="ce107" office:value-type="string" calcext:value-type="string">
            <text:p>Summary and Outlook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25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Question hour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77" office:value-type="string" calcext:value-type="string">
            <text:p>26.04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<text:s/></text:p>
          </table:table-cell>
          <table:table-cell table:style-name="ce128"/>
          <table:table-cell table:number-columns-repeated="3"/>
        </table:table-row>
        <table:table-row table:style-name="ro1">
          <table:table-cell table:style-name="ce11"/>
          <table:table-cell table:style-name="ce36"/>
          <table:table-cell table:style-name="ce104"/>
          <table:table-cell table:style-name="ce78" table:number-columns-repeated="3"/>
          <table:table-cell table:number-columns-repeated="3"/>
        </table:table-row>
        <table:table-row table:style-name="ro4">
          <table:table-cell/>
          <table:table-cell table:style-name="ce37"/>
          <table:table-cell table:style-name="ce108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109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109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1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4">
          <table:table-cell/>
          <table:table-cell table:style-name="ce37"/>
          <table:table-cell table:number-columns-repeated="7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i </meta:initial-creator>
    <meta:creation-date>2019-09-26T15:14:25.979014366</meta:creation-date>
    <dc:date>2023-11-23T14:43:07.495558548</dc:date>
    <meta:editing-duration>PT17H51M33S</meta:editing-duration>
    <meta:editing-cycles>230</meta:editing-cycles>
    <meta:generator>LibreOffice/7.3.7.2$Linux_X86_64 LibreOffice_project/30$Build-2</meta:generator>
    <meta:document-statistic meta:table-count="2" meta:cell-count="212" meta:object-count="0"/>
  </office:meta>
</office:document-meta>
</file>